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" style:font-family-generic="swiss"/>
    <style:font-face style:name="Droid Sans" svg:font-family="'Droid Sans'" style:font-family-generic="swiss"/>
    <style:font-face style:name="Liberation Sans" svg:font-family="'Liberation Sans'" style:font-family-generic="swiss"/>
    <style:font-face style:name="Times New Roman" svg:font-family="'Times New Roman'" style:font-family-generic="swiss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 style:writing-mode="lr-tb"/>
    </style:style>
    <style:style style:name="P2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 style:writing-mode="lr-tb"/>
      <style:text-properties fo:color="#000000" style:font-name="Times New Roman" fo:font-size="1pt" fo:language="en" fo:country="US" style:font-size-asian="1pt"/>
    </style:style>
    <style:style style:name="T1" style:family="text">
      <style:text-properties fo:color="#000000" style:font-name="Arial" fo:font-size="17pt" fo:language="fr" fo:country="FR" style:font-size-asian="17pt"/>
    </style:style>
    <style:style style:name="T2" style:family="text">
      <style:text-properties fo:color="#000000" style:font-name="Arial" fo:font-size="17pt" fo:language="en" fo:country="GB" style:font-size-asian="17pt"/>
    </style:style>
    <style:style style:name="T3" style:family="text">
      <style:text-properties fo:color="#000000" style:font-name="Arial" fo:font-size="17pt" fo:language="de" fo:country="DE" style:font-size-asian="17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Lorem ipsum </text:span><text:span text:style-name="T2">dolor sit amet, consetetur sadipscing elitr, sed diam nonumy eirmod tempor invidunt ut labore </text:span><text:span text:style-name="T3">et dolore magna </text:span><text:span text:style-name="T2">aliquyam </text:span><text:span text:style-name="T3">erat, </text:span><text:span text:style-name="T2">sed diam voluptua. At vero eos </text:span><text:span text:style-name="T1">et </text:span><text:span text:style-name="T2">accusam </text:span><text:span text:style-name="T1">et </text:span><text:span text:style-name="T2">justo duo </text:span><text:span text:style-name="T3">dolores et </text:span><text:span text:style-name="T2">ea rebum. </text:span><text:span text:style-name="T3">Stet </text:span><text:span text:style-name="T2">clita kasd gubergren, no sea takimata sanctus </text:span><text:span text:style-name="T1">est </text:span><text:span text:style-name="T2">Lorem </text:span><text:span text:style-name="T1">ipsum </text:span><text:span text:style-name="T2">dolor sit amet. Lorem </text:span><text:span text:style-name="T1">ipsum </text:span><text:span text:style-name="T2">dolor sit amet, consetetur sadipscing elitr, sed diam nonumy eirmod tempor invidunt ut labore </text:span><text:span text:style-name="T3">et dolore magna </text:span><text:span text:style-name="T2">aliquyam </text:span><text:span text:style-name="T3">erat, </text:span><text:span text:style-name="T2">sed diam voluptua. At vero eos </text:span><text:span text:style-name="T1">et </text:span><text:span text:style-name="T2">accusam </text:span><text:span text:style-name="T1">et </text:span><text:span text:style-name="T2">justo duo </text:span><text:span text:style-name="T3">dolores et </text:span><text:span text:style-name="T2">ea rebum. </text:span><text:span text:style-name="T3">Stet </text:span><text:span text:style-name="T2">clita kasd gubergren, no sea takimata sanctus </text:span><text:span text:style-name="T1">est </text:span><text:span text:style-name="T2">Lorem </text:span><text:span text:style-name="T1">ipsum </text:span><text:span text:style-name="T2">dolor sit amet. Lorem </text:span><text:span text:style-name="T1">ipsum </text:span><text:span text:style-name="T2">dolor sit amet, consetetur sadipscing elitr, sed diam nonumy eirmod tempor invidunt ut labore </text:span><text:span text:style-name="T3">et dolore magna </text:span><text:span text:style-name="T2">aliquyam </text:span><text:span text:style-name="T3">erat, </text:span><text:span text:style-name="T2">sed diam voluptua. At vero eos </text:span><text:span text:style-name="T1">et </text:span><text:span text:style-name="T2">accusam </text:span><text:span text:style-name="T1">et </text:span><text:span text:style-name="T2">justo duo </text:span><text:span text:style-name="T3">dolores et </text:span><text:span text:style-name="T2">ea rebum. </text:span><text:span text:style-name="T3">Stet </text:span><text:span text:style-name="T2">clita kasd gubergren, no sea takimata sanctus </text:span><text:span text:style-name="T1">est </text:span><text:span text:style-name="T2">Lorem </text:span><text:span text:style-name="T1">ipsum </text:span><text:span text:style-name="T2">dolor sit amet.</text:span></text:p>
      <text:p text:style-name="P1"><text:span text:style-name="T1">Lorem ipsum </text:span><text:span text:style-name="T2">dolor sit amet, consetetur sadipscing elitr, sed diam nonumy eirmod tempor invidunt ut labore </text:span><text:span text:style-name="T3">et dolore magna </text:span><text:span text:style-name="T2">aliquyam </text:span><text:span text:style-name="T3">erat, </text:span><text:span text:style-name="T2">sed diam voluptua. At vero eos </text:span><text:span text:style-name="T1">et </text:span><text:span text:style-name="T2">accusam </text:span><text:span text:style-name="T1">et </text:span><text:span text:style-name="T2">justo duo </text:span><text:span text:style-name="T3">dolores et </text:span><text:span text:style-name="T2">ea rebum. </text:span><text:span text:style-name="T3">Stet </text:span><text:span text:style-name="T2">clita kasd gubergren, no sea takimata sanctus </text:span><text:span text:style-name="T1">est </text:span><text:span text:style-name="T2">Lorem </text:span><text:span text:style-name="T1">ipsum </text:span><text:span text:style-name="T2">dolor sit amet. Lorem </text:span><text:span text:style-name="T1">ipsum </text:span><text:span text:style-name="T2">dolor sit amet, consetetur sadipscing elitr, sed diam nonumy eirmod tempor invidunt ut labore </text:span><text:span text:style-name="T3">et dolore magna </text:span><text:span text:style-name="T2">aliquyam </text:span><text:span text:style-name="T3">erat, </text:span><text:span text:style-name="T2">sed diam voluptua. At vero eos </text:span><text:span text:style-name="T1">et </text:span><text:span text:style-name="T2">accusam </text:span><text:span text:style-name="T1">et </text:span><text:span text:style-name="T2">justo duo </text:span><text:span text:style-name="T3">dolores et </text:span><text:span text:style-name="T2">ea rebum. </text:span><text:span text:style-name="T3">Stet </text:span><text:span text:style-name="T2">clita kasd gubergren, no sea takimata sanctus </text:span><text:span text:style-name="T1">est </text:span><text:span text:style-name="T2">Lorem </text:span><text:span text:style-name="T1">ipsum </text:span><text:span text:style-name="T2">dolor sit amet. Lorem </text:span><text:span text:style-name="T1">ipsum </text:span><text:span text:style-name="T2">dolor sit amet, consetetur sadipscing elitr, sed diam nonumy eirmod tempor invidunt ut labore </text:span><text:span text:style-name="T3">et dolore magna </text:span><text:span text:style-name="T2">aliquyam </text:span><text:span text:style-name="T3">erat, </text:span><text:span text:style-name="T2">sed diam voluptua. At vero eos </text:span><text:span text:style-name="T1">et </text:span><text:span text:style-name="T2">accusam </text:span><text:span text:style-name="T1">et </text:span><text:span text:style-name="T2">justo duo </text:span><text:span text:style-name="T3">dolores et </text:span><text:span text:style-name="T2">ea rebum. </text:span><text:span text:style-name="T3">Stet </text:span><text:span text:style-name="T2">clita kasd gubergren, no sea takimata sanctus </text:span><text:span text:style-name="T1">est </text:span><text:span text:style-name="T2">Lorem </text:span><text:span text:style-name="T1">ipsum </text:span><text:span text:style-name="T2">dolor sit amet.</text:span></text:p>
      <text:p text:style-name="P2"/>
      <text:p text:style-name="P1"><text:span text:style-name="T2"/></text:p>
      <text:p text:style-name="P2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" style:font-family-generic="swiss"/>
    <style:font-face style:name="Droid Sans" svg:font-family="'Droid Sans'" style:font-family-generic="swiss"/>
    <style:font-face style:name="Liberation Sans" svg:font-family="'Liberation Sans'" style:font-family-generic="swiss"/>
    <style:font-face style:name="Times New Roman" svg:font-family="'Times New Roman'" style:font-family-generic="swiss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2pt" fo:language="de" fo:country="DE" style:letter-kerning="true" style:font-name-asian="Droid Sans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ans" fo:font-size="12pt" fo:language="de" fo:country="DE" style:letter-kerning="true" style:font-name-asian="Droid Sans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Droid Sans" style:font-family-asian="'Droid Sans'" style:font-family-generic-asian="swiss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name-asian="Droid Sans" style:font-family-asian="'Droid Sans'" style:font-family-generic-asian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iberation Sans" fo:font-family="'Liberation Sans'" style:font-family-generic="swiss" fo:font-size="12pt" fo:font-style="italic" style:font-name-asian="Droid Sans" style:font-family-asian="'Droid Sans'" style:font-family-generic-asian="swiss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name-asian="Droid Sans" style:font-family-asian="'Droid Sans'" style:font-family-generic-asian="swiss"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Max Mustermann</meta:initial-creator>
    <meta:creation-date>2019-09-23T06:26:29.836000000</meta:creation-date>
    <dc:date>2019-09-23T06:27:59.629000000</dc:date>
    <dc:creator>Max Mustermann</dc:creator>
    <meta:editing-duration>PT1M30S</meta:editing-duration>
    <meta:editing-cycles>1</meta:editing-cycles>
    <meta:generator>LibreOffice/6.3.1.2$Windows_X86_64 LibreOffice_project/b79626edf0065ac373bd1df5c28bd630b4424273</meta:generator>
    <meta:document-statistic meta:table-count="0" meta:image-count="0" meta:object-count="0" meta:page-count="1" meta:paragraph-count="2" meta:word-count="300" meta:character-count="1774" meta:non-whitespace-character-count="1476"/>
  </office:meta>
</office:document-meta>
</file>